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391AE2C3D4747F73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054cm" svg:x="1.397cm" svg:y="1.27cm">
          <draw:image xlink:href="Pictures/10000000000004B2000002391AE2C3D4747F7344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3.842cm" svg:y="11.997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794cm" svg:x="13.827cm" svg:y="11.999cm">
          <text:p text:style-name="P1">Create New</text:p>
          <text:p text:style-name="P1">Distribution</text:p>
          <text:p text:style-name="P1">S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3" draw:layer="layout" svg:x1="17.398cm" svg:y1="11.997cm" svg:x2="18.795cm" svg:y2="11.9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1T11:54:46.511412355</dc:date>
    <meta:editing-duration>P1DT3H27M43S</meta:editing-duration>
    <meta:editing-cycles>48</meta:editing-cycles>
    <meta:generator>LibreOffice/6.0.7.3$Linux_X86_64 LibreOffice_project/00m0$Build-3</meta:generator>
    <meta:document-statistic meta:object-count="4"/>
  </office:meta>
</office:document-meta>
</file>